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auto_5226738b" style:family="table-cell" style:parent-style-name="Default">
      <style:table-cell-properties fo:background-color="#ddeeff" fo:text-align="center" fo:border="0.05pt solid #000000"/>
    </style:style>
    <style:style style:name="auto_6cda5fa0" style:family="table-cell" style:parent-style-name="Default">
      <style:table-cell-properties fo:background-color="#c8facc" fo:text-align="end"/>
    </style:style>
    <style:style style:name="auto_abfee0f2" style:family="table-cell" style:parent-style-name="Default">
      <style:table-cell-properties fo:background-color="#c8facc" fo:text-align="center"/>
    </style:style>
    <style:style style:name="auto_8709cbf3" style:family="table-cell" style:parent-style-name="Default">
      <style:table-cell-properties fo:background-color="#ffffff"/>
    </style:style>
    <style:style style:name="auto_66bd886f" style:family="table-cell" style:parent-style-name="Default">
      <style:table-cell-properties fo:background-color="#fce3e3" fo:text-align="center"/>
    </style:style>
    <style:style style:name="auto_5226738b" style:family="table-cell" style:parent-style-name="Default">
      <style:table-cell-properties fo:background-color="#ddeeff" fo:text-align="center" fo:border="0.05pt solid #000000"/>
    </style:style>
    <style:style style:name="auto_6cda5fa0" style:family="table-cell" style:parent-style-name="Default">
      <style:table-cell-properties fo:background-color="#c8facc" fo:text-align="end"/>
    </style:style>
    <style:style style:name="auto_abfee0f2" style:family="table-cell" style:parent-style-name="Default">
      <style:table-cell-properties fo:background-color="#c8facc" fo:text-align="center"/>
    </style:style>
    <style:style style:name="auto_8709cbf3" style:family="table-cell" style:parent-style-name="Default">
      <style:table-cell-properties fo:background-color="#ffffff"/>
    </style:style>
    <style:style style:name="auto_66bd886f" style:family="table-cell" style:parent-style-name="Default">
      <style:table-cell-properties fo:background-color="#fce3e3" fo:text-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ier ist deine Tabelle:</text:p>
      <table:table table:name="Tabelle1">
        <table:table-column table:number-columns-repeated="2"/>
        <table:table-row>
          <table:table-cell table:style-name="auto_5226738b">
            <text:p>Aufgabe</text:p>
          </table:table-cell>
          <table:table-cell table:style-name="auto_5226738b">
            <text:p>Status</text:p>
          </table:table-cell>
        </table:table-row>
        <table:table-row>
          <table:table-cell table:style-name="auto_6cda5fa0">
            <text:p text:style-name="Standard"><text:span text:style-name="auto_bed402a6">Html</text:span></text:p>
          </table:table-cell>
          <table:table-cell table:style-name="auto_abfee0f2">
            <text:p>✔</text:p>
          </table:table-cell>
        </table:table-row>
        <table:table-row>
          <table:table-cell table:style-name="auto_8709cbf3">
            <text:p>Tabellen-Styling</text:p>
          </table:table-cell>
          <table:table-cell table:style-name="auto_abfee0f2">
            <text:p>✔</text:p>
          </table:table-cell>
        </table:table-row>
        <table:table-row>
          <table:table-cell table:style-name="auto_8709cbf3">
            <text:p>Noch offen</text:p>
          </table:table-cell>
          <table:table-cell table:style-name="auto_66bd886f">
            <text:p>☐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5226738b" style:family="text" style:parent-style-name="Standard">
      <style:text-properties/>
    </style:style>
    <style:style style:name="auto_6cda5fa0" style:family="text" style:parent-style-name="Standard">
      <style:text-properties/>
    </style:style>
    <style:style style:name="auto_bed402a6" style:family="text" style:parent-style-name="Standard">
      <style:text-properties fo:font-weight="bold"/>
    </style:style>
    <style:style style:name="auto_abfee0f2" style:family="text" style:parent-style-name="Standard">
      <style:text-properties/>
    </style:style>
    <style:style style:name="auto_8709cbf3" style:family="text" style:parent-style-name="Standard">
      <style:text-properties/>
    </style:style>
    <style:style style:name="auto_66bd886f" style:family="text" style:parent-style-name="Standard">
      <style:text-properties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auto_5226738b" style:family="table-cell" style:parent-style-name="Default">
      <style:table-cell-properties fo:background-color="#ddeeff" fo:text-align="center" fo:border="0.05pt solid #000000"/>
    </style:style>
    <style:style style:name="auto_6cda5fa0" style:family="table-cell" style:parent-style-name="Default">
      <style:table-cell-properties fo:background-color="#c8facc" fo:text-align="end"/>
    </style:style>
    <style:style style:name="auto_abfee0f2" style:family="table-cell" style:parent-style-name="Default">
      <style:table-cell-properties fo:background-color="#c8facc" fo:text-align="center"/>
    </style:style>
    <style:style style:name="auto_8709cbf3" style:family="table-cell" style:parent-style-name="Default">
      <style:table-cell-properties fo:background-color="#ffffff"/>
    </style:style>
    <style:style style:name="auto_66bd886f" style:family="table-cell" style:parent-style-name="Default">
      <style:table-cell-properties fo:background-color="#fce3e3" fo:text-align="center"/>
    </style:style>
    <style:style style:name="auto_5226738b" style:family="table-cell" style:parent-style-name="Default">
      <style:table-cell-properties fo:background-color="#ddeeff" fo:border="0.05pt solid #000000"/>
      <style:paragraph-properties fo:text-align="center"/>
    </style:style>
    <style:style style:name="auto_6cda5fa0" style:family="table-cell" style:parent-style-name="Default">
      <style:table-cell-properties fo:background-color="#c8facc"/>
      <style:paragraph-properties fo:text-align="end"/>
    </style:style>
    <style:style style:name="auto_abfee0f2" style:family="table-cell" style:parent-style-name="Default">
      <style:table-cell-properties fo:background-color="#c8facc"/>
      <style:paragraph-properties fo:text-align="center"/>
    </style:style>
    <style:style style:name="auto_8709cbf3" style:family="table-cell" style:parent-style-name="Default">
      <style:table-cell-properties fo:background-color="#ffffff"/>
    </style:style>
    <style:style style:name="auto_66bd886f" style:family="table-cell" style:parent-style-name="Default">
      <style:table-cell-properties fo:background-color="#fce3e3"/>
      <style:paragraph-properties fo:text-align="center"/>
    </style:style>
  </office:automatic-styles>
  <office:master-styles>
    <style:master-page style:name="Standard" style:page-layout-name="Mpm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8:57:09.877274787</meta:creation-date>
    <dc:date>2025-04-13T19:32:22.157527334</dc:date>
    <meta:editing-duration>PT35M1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5" meta:character-count="37" meta:non-whitespace-character-count="34"/>
  </office:meta>
</office:document-meta>
</file>